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44c" officeooo:paragraph-rsid="0006d44c"/>
    </style:style>
    <style:style style:name="P2" style:family="paragraph" style:parent-style-name="Standard">
      <style:text-properties officeooo:rsid="000795f8" officeooo:paragraph-rsid="000795f8"/>
    </style:style>
    <style:style style:name="P3" style:family="paragraph" style:parent-style-name="Standard">
      <style:text-properties officeooo:rsid="000795f8" officeooo:paragraph-rsid="0008deb5"/>
    </style:style>
    <style:style style:name="P4" style:family="paragraph" style:parent-style-name="Standard">
      <style:text-properties officeooo:rsid="000795f8" officeooo:paragraph-rsid="0008f25a"/>
    </style:style>
    <style:style style:name="P5" style:family="paragraph" style:parent-style-name="Standard">
      <style:text-properties officeooo:rsid="000795f8" officeooo:paragraph-rsid="0009d282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6d44c" officeooo:paragraph-rsid="0006d44c" style:font-weight-asian="bold" style:font-weight-complex="bold"/>
    </style:style>
    <style:style style:name="P7" style:family="paragraph" style:parent-style-name="Standard">
      <style:text-properties fo:font-weight="bold" officeooo:rsid="0009d282" officeooo:paragraph-rsid="0008deb5" style:font-weight-asian="bold" style:font-weight-complex="bold"/>
    </style:style>
    <style:style style:name="P8" style:family="paragraph" style:parent-style-name="Standard">
      <style:text-properties fo:font-weight="bold" officeooo:rsid="000c473a" officeooo:paragraph-rsid="000c473a" style:font-weight-asian="bold" style:font-weight-complex="bold"/>
    </style:style>
    <style:style style:name="P9" style:family="paragraph" style:parent-style-name="Standard">
      <style:text-properties fo:font-weight="bold" officeooo:rsid="00156f7b" officeooo:paragraph-rsid="00156f7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0e5ffa" officeooo:paragraph-rsid="000e5ffa"/>
    </style:style>
    <style:style style:name="P11" style:family="paragraph" style:parent-style-name="Standard">
      <style:text-properties officeooo:rsid="00139d4e" officeooo:paragraph-rsid="00139d4e"/>
    </style:style>
    <style:style style:name="P12" style:family="paragraph" style:parent-style-name="Standard">
      <style:text-properties fo:font-weight="normal" officeooo:rsid="00156f7b" officeooo:paragraph-rsid="00156f7b" style:font-weight-asian="normal" style:font-weight-complex="normal"/>
    </style:style>
    <style:style style:name="P13" style:family="paragraph" style:parent-style-name="Standard">
      <style:text-properties fo:font-weight="normal" officeooo:rsid="0015cd93" officeooo:paragraph-rsid="0015cd93" style:font-weight-asian="normal" style:font-weight-complex="normal"/>
    </style:style>
    <style:style style:name="P14" style:family="paragraph" style:parent-style-name="Standard">
      <style:text-properties fo:font-weight="normal" officeooo:rsid="0015f9a8" officeooo:paragraph-rsid="0015f9a8" style:font-weight-asian="normal" style:font-weight-complex="normal"/>
    </style:style>
    <style:style style:name="P15" style:family="paragraph" style:parent-style-name="Standard">
      <style:text-properties fo:font-weight="normal" officeooo:rsid="001ae037" officeooo:paragraph-rsid="001ae037" style:font-weight-asian="normal" style:font-weight-complex="normal"/>
    </style:style>
    <style:style style:name="P16" style:family="paragraph" style:parent-style-name="Standard">
      <style:text-properties fo:font-weight="normal" officeooo:rsid="001b8e91" officeooo:paragraph-rsid="001b8e91" style:font-weight-asian="normal" style:font-weight-complex="normal"/>
    </style:style>
    <style:style style:name="P17" style:family="paragraph" style:parent-style-name="Standard">
      <style:text-properties officeooo:rsid="0015f9a8" officeooo:paragraph-rsid="0015f9a8"/>
    </style:style>
    <style:style style:name="P18" style:family="paragraph" style:parent-style-name="Standard">
      <style:text-properties officeooo:rsid="0018468b" officeooo:paragraph-rsid="0018468b"/>
    </style:style>
    <style:style style:name="T1" style:family="text">
      <style:text-properties officeooo:rsid="000795f8"/>
    </style:style>
    <style:style style:name="T2" style:family="text">
      <style:text-properties officeooo:rsid="0008deb5"/>
    </style:style>
    <style:style style:name="T3" style:family="text">
      <style:text-properties officeooo:rsid="0008f25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f25a" style:font-weight-asian="bold" style:font-weight-complex="bold"/>
    </style:style>
    <style:style style:name="T6" style:family="text">
      <style:text-properties fo:font-weight="bold" officeooo:rsid="0009d282" style:font-weight-asian="bold" style:font-weight-complex="bold"/>
    </style:style>
    <style:style style:name="T7" style:family="text">
      <style:text-properties fo:font-weight="normal" officeooo:rsid="0008f25a" style:font-weight-asian="normal" style:font-weight-complex="normal"/>
    </style:style>
    <style:style style:name="T8" style:family="text">
      <style:text-properties fo:font-weight="normal" officeooo:rsid="0009d282" style:font-weight-asian="normal" style:font-weight-complex="normal"/>
    </style:style>
    <style:style style:name="T9" style:family="text">
      <style:text-properties officeooo:rsid="000c473a"/>
    </style:style>
    <style:style style:name="T10" style:family="text">
      <style:text-properties officeooo:rsid="000ce214"/>
    </style:style>
    <style:style style:name="T11" style:family="text">
      <style:text-properties officeooo:rsid="000e5ffa"/>
    </style:style>
    <style:style style:name="T12" style:family="text">
      <style:text-properties officeooo:rsid="00100ac1"/>
    </style:style>
    <style:style style:name="T13" style:family="text">
      <style:text-properties officeooo:rsid="0015cd93"/>
    </style:style>
    <style:style style:name="T14" style:family="text">
      <style:text-properties officeooo:rsid="001b8e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uige schets ontwerp Pokémon game<text:span text:style-name="T1">.</text:span></text:p>
      <text:p text:style-name="P1"/>
      <text:p text:style-name="P1"/>
      <text:p text:style-name="P2">Het idee is om een 1 tegen 1 Pokémon battle te maken:</text:p>
      <text:p text:style-name="P2"/>
      <text:p text:style-name="P2">Eerst kunnen beide gebruikers hun gebruikersnaam invoeren;</text:p>
      <text:p text:style-name="P2">Beide spelers kunnen vervolgens kiezen uit een lijst met 12 Pokémon.</text:p>
      <text:p text:style-name="P2">Elke speler kiest er 3 en dan begint de battle.</text:p>
      <text:p text:style-name="P2"/>
      <text:p text:style-name="P8">Het spel:</text:p>
      <text:p text:style-name="P8"/>
      <text:p text:style-name="P2">Er komt <text:span text:style-name="T9">als eerste </text:span>gewoon een introductie tekst zoals bij e<text:span text:style-name="T10">e</text:span>n normaal spel:</text:p>
      <text:p text:style-name="P3">'Gebruikersnaam<text:span text:style-name="T2">1</text:span>' sends out <text:span text:style-name="T2">'Pokemonnaam1'</text:span></text:p>
      <text:p text:style-name="P3"><text:span text:style-name="T2">'Gebruikersnaam2' sends out' Pokemonnaam2'</text:span></text:p>
      <text:p text:style-name="P3"/>
      <text:p text:style-name="P3"><text:span text:style-name="T10">Vervolgens zie je dan in beeld de 2 pokemon:</text:span></text:p>
      <text:p text:style-name="P3"><text:span text:style-name="T2"><text:tab/>Links de pokemon van Gebruiker 1</text:span></text:p>
      <text:p text:style-name="P3"><text:span text:style-name="T2"><text:tab/>Rechts de pokemon van Gebruiker 2</text:span></text:p>
      <text:p text:style-name="P7"/>
      <text:p text:style-name="P10">Nu begint het echte vechtgedeelte<text:span text:style-name="T12">.</text:span></text:p>
      <text:p text:style-name="P3"><text:span text:style-name="T11">Beide gebruikers krijgen een keuze menu:</text:span></text:p>
      <text:p text:style-name="P3"><text:span text:style-name="T2">1. Attack</text:span></text:p>
      <text:p text:style-name="P3"><text:span text:style-name="T2">2. Switch</text:span></text:p>
      <text:p text:style-name="P3"/>
      <text:p text:style-name="P3"><text:span text:style-name="T2">Waarbij switch betekent dat je van Pokémon verandert.</text:span></text:p>
      <text:p text:style-name="P3"><text:span text:style-name="T2">Attack houdt in dat je 1 van de 4 aanvallen kan kiezen.</text:span></text:p>
      <text:p text:style-name="P3"/>
      <text:p text:style-name="P4"><text:span text:style-name="T3">Als beide gebruikers hebben gekozen dan wordt een ronde gespeeld:</text:span></text:p>
      <text:p text:style-name="P5"><text:span text:style-name="T3"><text:tab/>De Pokémon met de hoogste </text:span><text:span text:style-name="T5">Speed</text:span><text:span text:style-name="T7"> mag eerst aanvallen, daarna de andere.</text:span></text:p>
      <text:p text:style-name="P5"><text:span text:style-name="T8">Bij elke aanval gaat er dus </text:span><text:span text:style-name="T6">HP</text:span><text:span text:style-name="T8"> van de andere Pokémon af, totdat deze geen HP meer over heeft.</text:span></text:p>
      <text:p text:style-name="P5"><text:span text:style-name="T8">Dan kiest de gebruiker 1 van zijn resterende Pokémon en wordt er verder gespeeld.</text:span></text:p>
      <text:p text:style-name="P5"><text:span text:style-name="T8"/></text:p>
      <text:p text:style-name="P5"><text:span text:style-name="T8">Dit gaat steeds zo door totdat </text:span><text:span text:style-name="T3"><text:s/>1 van de gebruikers geen Pokémon meer over heeft.</text:span></text:p>
      <text:p text:style-name="P11">Het spel is dan voorbij en de winnaar komt in beeld. </text:p>
      <text:p text:style-name="P11"/>
      <text:p text:style-name="P11"/>
      <text:p text:style-name="P11"/>
      <text:p text:style-name="P11"/>
      <text:p text:style-name="P11"/>
      <text:p text:style-name="P9">Belangrijke info over hoe een Pokémon spel werkt:</text:p>
      <text:p text:style-name="P12">De 12 verschillende Pokémon hebben elk <text:span text:style-name="T13">eigenschappen die hen geschikt maakt tegen bepaalde Pokémon, maar minder geschikt tegen weer andere Pokémon.</text:span></text:p>
      <text:p text:style-name="P12"/>
      <text:p text:style-name="P13">Er zijn namelijk ten eerste verschillende <text:span text:style-name="T4">elementen:</text:span></text:p>
      <text:p text:style-name="P13">Vuur, Water, Gras, Elektrisch, IJs, etc.</text:p>
      <text:p text:style-name="P13"><text:span text:style-name="T4">(Zie hiervoor 'Generation 1 type chart' </text:span><text:a xlink:type="simple" xlink:href="https://pokemondb.net/type/old" text:style-name="Internet_20_link" text:visited-style-name="Visited_20_Internet_20_Link"><text:span text:style-name="T4">https://pokemondb.net/type/old</text:span></text:a><text:span text:style-name="T4"> )</text:span></text:p>
      <text:p text:style-name="P13"/>
      <text:p text:style-name="P14">Elke Pokémon heeft zelf een element, maar elke aanval heeft ook een element.</text:p>
      <text:p text:style-name="P17">Water aanvallen doen meer damage bij een vuur Pokémon;</text:p>
      <text:p text:style-name="P17">elektrische aanvallen doen meer damage bij een water Pokémon.</text:p>
      <text:p text:style-name="P17">Maar een vuur aanval tegen een water Pokémon doet minder damage.</text:p>
      <text:p text:style-name="P17"/>
      <text:p text:style-name="P17"><text:soft-page-break/>Dit kunnen we dus als functie implementeren, dat er gekeken wordt naar wat voor aanval er wordt gebruikt en de damage dus wordt verdubbeld of gehalveerd.</text:p>
      <text:p text:style-name="P17"/>
      <text:p text:style-name="P17"/>
      <text:p text:style-name="P18">Verder heb je nog stats zoals <text:span text:style-name="T4">Attack, Defence, HP, Speed.</text:span></text:p>
      <text:p text:style-name="P15">Sommige Pokémon hebben <text:span text:style-name="T14">bijvoorbeeld veel HP, maar weinig speed waardoor ze nooit als eerste aan de beurt zullen zijn.</text:span></text:p>
      <text:p text:style-name="P16">Hier moeten we nog even naar kijken hoe simpel/ingewikkeld we dit willen mak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1:45:07.963925416</meta:creation-date>
    <dc:date>2019-05-22T12:14:17.282434177</dc:date>
    <meta:editing-duration>PT18M51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365" meta:character-count="2204" meta:non-whitespace-character-count="1871"/>
  </office:meta>
</office:document-meta>
</file>